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1.8cm"/>
    </style:style>
    <style:style style:name="co3" style:family="table-column">
      <style:table-column-properties fo:break-before="auto" style:column-width="38.502cm"/>
    </style:style>
    <style:style style:name="co4" style:family="table-column">
      <style:table-column-properties fo:break-before="auto" style:column-width="2.258cm"/>
    </style:style>
    <style:style style:name="co5" style:family="table-column">
      <style:table-column-properties fo:break-before="auto" style:column-width="12.40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ext-properties style:font-name-asian="Microsoft YaHei" style:font-name-complex="Ari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sultatScraping3_AvecTousLesFiltr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table:style-name="ce2" office:value-type="string" calcext:value-type="string">
            <text:p>valable ?</text:p>
          </table:table-cell>
          <table:table-cell table:style-name="ce2" office:value-type="string" calcext:value-type="string">
            <text:p>problème</text:p>
          </table:table-cell>
          <table:table-cell table:style-name="ce2"/>
        </table:table-row>
        <table:table-row table:style-name="ro1">
          <table:table-cell office:value-type="float" office:value="0" calcext:value-type="float">
            <text:p>0</text:p>
          </table:table-cell>
          <table:table-cell office:value-type="string" calcext:value-type="string">
            <text:p>We will never repeat enough than the seas and the</text:p>
          </table:table-cell>
          <table:table-cell office:value-type="string" calcext:value-type="string">
            <text:p>Nous ne répéterons jamais assez que les mers et le ciel seront à jamais sous notre contrôle. Une tempête parfaite mettra fin à mon long voyage. Une nouvelle ère est sur nous, et l'homme et le navire doivent être arrêtés pour de bon. Nous n'avons besoin que d'attendre qu'il prenne la tête et nous donnera la force. Nous savons que cela ne peut pas être fait, nous le découvrirons pour nous-mêmes. Le Nouvel An a déjà commencé. Notre objectif était simple, ramener le</text:p>
          </table:table-cell>
          <table:table-cell office:value-type="string" calcext:value-type="string">
            <text:p>oui</text:p>
          </table:table-cell>
          <table:table-cell table:number-columns-repeated="2"/>
        </table:table-row>
        <table:table-row table:style-name="ro1">
          <table:table-cell office:value-type="float" office:value="1" calcext:value-type="float">
            <text:p>1</text:p>
          </table:table-cell>
          <table:table-cell office:value-type="string" calcext:value-type="string">
            <text:p>We invite all Parisians to pick up waste each</text:p>
          </table:table-cell>
          <table:table-cell office:value-type="string" calcext:value-type="string">
            <text:p>Nous invitons tous les Parisiens à ramasser les déchets chaque jour, à les envoyer à la décharge ou au centre de recyclage de n'importe quelle taille, mais cela aidera à arrêter la collecte des déchets de la culture et de la propagation dans les zones où il n'y a pas de recyclage disponible, et empêchera certaines personnes d'avoir une nourriture, une boisson et d'autres déchets de grande valeur. Cette année, nous avons lancé un programme de collecte des déchets à la décharge. L'idée est qu'un petit nombre de personnes vont ramasser les déchets et les utiliser pour les ménages</text:p>
          </table:table-cell>
          <table:table-cell office:value-type="string" calcext:value-type="string">
            <text:p>oui</text:p>
          </table:table-cell>
          <table:table-cell table:number-columns-repeated="2"/>
        </table:table-row>
        <table:table-row table:style-name="ro1">
          <table:table-cell office:value-type="float" office:value="2" calcext:value-type="float">
            <text:p>2</text:p>
          </table:table-cell>
          <table:table-cell office:value-type="string" calcext:value-type="string">
            <text:p>Whatever the climatosceptics say, global warming is a reality</text:p>
          </table:table-cell>
          <table:table-cell office:value-type="string" calcext:value-type="string">
            <text:p>Quoi que disent les climatosceptiques, le réchauffement climatique est une réalité, c'est pourquoi nous devrions tous être sur la même page sur la protection de nous-mêmes, de l'environnement et de l'environnement. Nous avons la responsabilité d'agir maintenant pour préserver la planète et veiller à ce que personne ne soit jamais blessé par l'utilisation de combustibles fossiles, ou toute autre forme de pollution, sur Terre, ou dans toute autre partie du globe, et de travailler à la durabilité ultime de la Terre et de notre culture. La question demeure: comment pouvons-nous faire cela?</text:p>
          </table:table-cell>
          <table:table-cell office:value-type="string" calcext:value-type="string">
            <text:p>oui</text:p>
          </table:table-cell>
          <table:table-cell office:value-type="string" calcext:value-type="string">
            <text:p>répétition des mots</text:p>
          </table:table-cell>
          <table:table-cell/>
        </table:table-row>
        <table:table-row table:style-name="ro1">
          <table:table-cell office:value-type="float" office:value="3" calcext:value-type="float">
            <text:p>3</text:p>
          </table:table-cell>
          <table:table-cell office:value-type="string" calcext:value-type="string">
            <text:p>While glut hunting has been banned</text:p>
          </table:table-cell>
          <table:table-cell office:value-type="string" calcext:value-type="string">
            <text:p>Alors que la chasse au museau a été interdite en Californie, en partie pour promouvoir la conservation des espèces menacées et en partie pour prévenir les extinctions massives, il n'est pas surprenant que la chasse et le braconnage dans certaines parties du monde aient diminué. En 2015, la chasse et le braconnage ont augmenté de 17 pour cent, pour atteindre 2 millions de chasseurs au Mexique et en Argentine. La majorité des extinctions se sont produites sur les côtes nord. Le nombre d'extinctions sur la côte a diminué d'environ 10 pour cent entre 1998 et 2014</text:p>
          </table:table-cell>
          <table:table-cell office:value-type="string" calcext:value-type="string">
            <text:p>oui</text:p>
          </table:table-cell>
          <table:table-cell table:number-columns-repeated="2"/>
        </table:table-row>
        <table:table-row table:style-name="ro1">
          <table:table-cell office:value-type="float" office:value="4" calcext:value-type="float">
            <text:p>4</text:p>
          </table:table-cell>
          <table:table-cell office:value-type="string" calcext:value-type="string">
            <text:p>The presence of a Christmas tree in the house</text:p>
          </table:table-cell>
          <table:table-cell office:value-type="string" calcext:value-type="string">
            <text:p>La présence d'un arbre de Noël dans la maison d'un jeune couple peut ne pas sembler hors de l'ordinaire à certains, mais la présence d'un corps humain dans un arbre de Noël est en tout cas très différente de l'arbre de Noël ordinaire. Tant d'histoires que vous entendez dans le New York Times au sujet d'un arbre de Noël, en particulier celles à la télévision ou dans le journal, sont basées sur des histoires qui ne sont pas vraies, mais qui sont vraies. C'est pourquoi nous avons toutes ces histoires sur la mort d'arbres de Noël.</text:p>
          </table:table-cell>
          <table:table-cell office:value-type="string" calcext:value-type="string">
            <text:p>non</text:p>
          </table:table-cell>
          <table:table-cell office:value-type="string" calcext:value-type="string">
            <text:p>répétition des mots</text:p>
          </table:table-cell>
          <table:table-cell/>
        </table:table-row>
        <table:table-row table:style-name="ro1">
          <table:table-cell office:value-type="float" office:value="5" calcext:value-type="float">
            <text:p>5</text:p>
          </table:table-cell>
          <table:table-cell office:value-type="string" calcext:value-type="string">
            <text:p>Air pollution remains the leading cause of death</text:p>
          </table:table-cell>
          <table:table-cell office:value-type="string" calcext:value-type="string">
            <text:p>La pollution de l'air demeure la principale cause de mortalité due à la pollution de l'air, mais ses effets sont de plus en plus prononcés et le nombre de décès peut être encore plus élevé, selon un rapport de l'Organisation mondiale de la santé et de l'Organisation mondiale de la santé. L'OMS a déclaré qu'il s'agit d'un problème majeur, en particulier pour les personnes vivant dans les tropiques, où la pollution de l'air peut être aussi mauvaise qu'un accident de voiture. En outre, les émissions mondiales du cycle du combustible augmentent, de sorte que le risque d'une augmentation de la pollution atmosphérique dans les pays en développement a augmenté.</text:p>
          </table:table-cell>
          <table:table-cell office:value-type="string" calcext:value-type="string">
            <text:p>non</text:p>
          </table:table-cell>
          <table:table-cell office:value-type="string" calcext:value-type="string">
            <text:p><text:span text:style-name="T1">répétition</text:span> des mots</text:p>
          </table:table-cell>
          <table:table-cell/>
        </table:table-row>
        <table:table-row table:style-name="ro1">
          <table:table-cell office:value-type="float" office:value="6" calcext:value-type="float">
            <text:p>6</text:p>
          </table:table-cell>
          <table:table-cell office:value-type="string" calcext:value-type="string">
            <text:p>N2O Nitrogen Protoxide Emissions A Powerful Gas</text:p>
          </table:table-cell>
          <table:table-cell office:value-type="string" calcext:value-type="string">
            <text:p>Émissions de protoxyde d'azote N2O Un puissant oxydant d'essence est un gaz hautement corrosif dans lequel les molécules de gaz de peroxyde d'hydrogène peuvent interagir avec les molécules d'oxygène, libérant des produits chimiques qui causent des lésions au corps. Le premier produit chimique émis par le gaz est le dioxyde de carbone, et un second produit chimique, l'acétone, peut être produit lorsque les molécules de gaz de dioxyde de carbone entrent en collision avec le dioxyde de carbone, causant des dommages au corps. La formation de ces gaz et autres gaz dans le corps, en particulier lorsque le dioxyde de carbone est ajouté</text:p>
          </table:table-cell>
          <table:table-cell office:value-type="string" calcext:value-type="string">
            <text:p>non</text:p>
          </table:table-cell>
          <table:table-cell office:value-type="string" calcext:value-type="string">
            <text:p>répétition des mots</text:p>
          </table:table-cell>
          <table:table-cell/>
        </table:table-row>
        <table:table-row table:style-name="ro1">
          <table:table-cell office:value-type="float" office:value="7" calcext:value-type="float">
            <text:p>7</text:p>
          </table:table-cell>
          <table:table-cell office:value-type="string" calcext:value-type="string">
            <text:p>We knew that the highest peaks of our planet</text:p>
          </table:table-cell>
          <table:table-cell office:value-type="string" calcext:value-type="string">
            <text:p>Nous savions que les plus hauts sommets de notre planète seraient situés à moins de 2000 km2 de notre soleil, mais il était encore impossible de trouver le sommet. Une meilleure façon de mesurer est d'étudier notre orbite, comme c'est le cas dans notre système solaire, qui est à peu près la distance de la Terre du Soleil. Donc nous avons fait la même chose. L'orbite de la Lune est la plus longue et une seule planète, Mars, est au plus haut sommet de l'orbite de notre système solaire. Nous le savons.</text:p>
          </table:table-cell>
          <table:table-cell office:value-type="string" calcext:value-type="string">
            <text:p>non</text:p>
          </table:table-cell>
          <table:table-cell office:value-type="string" calcext:value-type="string">
            <text:p>?</text:p>
          </table:table-cell>
          <table:table-cell/>
        </table:table-row>
        <table:table-row table:style-name="ro1">
          <table:table-cell office:value-type="float" office:value="8" calcext:value-type="float">
            <text:p>8</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a aidé la paysannerie à retrouver sa position historique dans l'économie mondiale. L'influence croissante de la révolution verte l'aide également à développer l'économie. Mais, plus récemment, il a aidé le développement des villes industrielles à bien des égards. Alors que la révolution verte était une influence majeure, il y avait encore un long chemin à parcourir. Ce qui a commencé avec un petit groupe d'agriculteurs dans les années 1940 et 1960, en fait, est allé de l'autre côté. Aujourd'hui</text:p>
          </table:table-cell>
          <table:table-cell office:value-type="string" calcext:value-type="string">
            <text:p>oui</text:p>
          </table:table-cell>
          <table:table-cell table:number-columns-repeated="2"/>
        </table:table-row>
        <table:table-row table:style-name="ro1">
          <table:table-cell office:value-type="float" office:value="9" calcext:value-type="float">
            <text:p>9</text:p>
          </table:table-cell>
          <table:table-cell office:value-type="string" calcext:value-type="string">
            <text:p>During these periods of containment of too many animals of</text:p>
          </table:table-cell>
          <table:table-cell office:value-type="string" calcext:value-type="string">
            <text:p>Pendant ces périodes de confinement d'un trop grand nombre d'animaux de poids égal, nous pouvons observer le comportement des animaux individuels, et que, lorsqu'ils sont observés, nous sommes souvent trompés à croire que leur comportement est observé. En cela, la notion de soi est le concept fondamental dans les deux comportements animaux, mais cela ne signifie pas qu'elle est toujours vraie. En fait, nous avons souvent tort de croire que nous sommes en mesure de changer notre comportement en contrôlant les animaux, et quand, en fait, c'est le cas</text:p>
          </table:table-cell>
          <table:table-cell office:value-type="string" calcext:value-type="string">
            <text:p>non</text:p>
          </table:table-cell>
          <table:table-cell table:number-columns-repeated="2"/>
        </table:table-row>
        <table:table-row table:style-name="ro1">
          <table:table-cell office:value-type="float" office:value="10" calcext:value-type="float">
            <text:p>10</text:p>
          </table:table-cell>
          <table:table-cell office:value-type="string" calcext:value-type="string">
            <text:p>According to the new definition of the designation of a planet</text:p>
          </table:table-cell>
          <table:table-cell office:value-type="string" calcext:value-type="string">
            <text:p>Selon la nouvelle définition de la désignation d'une planète, une planète qui auparavant n'avait pas été désignée comme astéroïde, peut maintenant être appelée astéroïde, mais elle doit être classée comme un ou plusieurs astéroïdes. L'orbite d'un astéroïde a une large gamme de positions et sera dans l'un des deux degrés de mouvement orbital. En fait, la définition de l'astéroïde devait inclure une planète d'un diamètre de 2 kilomètres et une masse de 4,9 millions de tonnes. Il a été défini comme suit:</text:p>
          </table:table-cell>
          <table:table-cell office:value-type="string" calcext:value-type="string">
            <text:p>oui</text:p>
          </table:table-cell>
          <table:table-cell table:number-columns-repeated="2"/>
        </table:table-row>
        <table:table-row table:style-name="ro1">
          <table:table-cell office:value-type="float" office:value="11" calcext:value-type="float">
            <text:p>11</text:p>
          </table:table-cell>
          <table:table-cell office:value-type="string" calcext:value-type="string">
            <text:p>Even if we were able to stop all our emissions of</text:p>
          </table:table-cell>
          <table:table-cell office:value-type="string" calcext:value-type="string">
            <text:p>Même si nous pouvions empêcher toutes nos émissions de gaz à effet de serre de nous tuer, les océans seraient encore recouverts de la surface de la Terre, et nous resterions dans ce même champ de gravité et la Terre ne serait pas trop perturbée par l'attraction gravitationnelle de l'océan. Et c'est ce que nous savons sur les océans. Les résultats seront publiés dans la revue Environmental Research Letters. Explorer plus loin: L'acidification des océans mène à un événement catastrophique sur l'acidification des océans Plus d'informations: Changement climatique</text:p>
          </table:table-cell>
          <table:table-cell office:value-type="string" calcext:value-type="string">
            <text:p>non</text:p>
          </table:table-cell>
          <table:table-cell office:value-type="string" calcext:value-type="string">
            <text:p>?</text:p>
          </table:table-cell>
          <table:table-cell/>
        </table:table-row>
        <table:table-row table:style-name="ro1">
          <table:table-cell office:value-type="float" office:value="12" calcext:value-type="float">
            <text:p>12</text:p>
          </table:table-cell>
          <table:table-cell office:value-type="string" calcext:value-type="string">
            <text:p>Every year the archipelago of Mayotte sees a few hundred turtles</text:p>
          </table:table-cell>
          <table:table-cell office:value-type="string" calcext:value-type="string">
            <text:p>Chaque année, l'archipel de Mayotte voit quelques centaines de tortues et dix à quinze espèces menacées. Le gouvernement estime que la population de Mayotte s'élève à 12,3millions d'habitants, dont cinq espèces de tortues. Le gouvernement estime que la population atteindra 13,9millions d'habitants d'ici 2050. Les tortues qui seront tuées cette année seront trois espèces de la mer du Nord et deux espèces des Caraïbes. Le gouvernement prévoit de collecter environ 15 millions d'euros (13,3 millions de livres sterling).</text:p>
          </table:table-cell>
          <table:table-cell office:value-type="string" calcext:value-type="string">
            <text:p>oui</text:p>
          </table:table-cell>
          <table:table-cell table:number-columns-repeated="2"/>
        </table:table-row>
        <table:table-row table:style-name="ro1">
          <table:table-cell office:value-type="float" office:value="13" calcext:value-type="float">
            <text:p>13</text:p>
          </table:table-cell>
          <table:table-cell office:value-type="string" calcext:value-type="string">
            <text:p>The largest continental rift in the world the system of</text:p>
          </table:table-cell>
          <table:table-cell office:value-type="string" calcext:value-type="string">
            <text:p>Le plus grand fossé continental dans le monde le système de la croûte terrestre peut être estimé que entre 10 à 20 fois comme épais et 1 billionths d'un mètre de large. Il s'agit d'un processus complexe qui couvre des dizaines ou plusieurs couches de glace, de boue, de roche et de sédiments, avec des fractures crustales de presque toutes sortes. Le fossé le plus profond connu dans la croûte terrestre est maintenant de plus de 1,6 km de long et de 7,7 km de profondeur. Il s'étend sur près de 100 000 kilomètres, ou</text:p>
          </table:table-cell>
          <table:table-cell office:value-type="string" calcext:value-type="string">
            <text:p>oui</text:p>
          </table:table-cell>
          <table:table-cell table:number-columns-repeated="2"/>
        </table:table-row>
        <table:table-row table:style-name="ro1">
          <table:table-cell office:value-type="float" office:value="14" calcext:value-type="float">
            <text:p>14</text:p>
          </table:table-cell>
          <table:table-cell office:value-type="string" calcext:value-type="string">
            <text:p>Current global warming exacerbates the erosion of the coastline, which</text:p>
          </table:table-cell>
          <table:table-cell office:value-type="string" calcext:value-type="string">
            <text:p>Le réchauffement climatique actuel exacerbe l'érosion du littoral, ce qui créerait cette question. Nous assistons déjà à la destruction de ces zones côtières, et nous assistons à une réduction massive du nombre d'oiseaux migrateurs (pegasus, aigles) et d'amphibiens. Du fait de ces effets liés aux changements climatiques, l'île des Palaos connaît aujourd'hui de très grandes inondations. J'ai documenté un grand nombre d'augmentation du niveau de la mer au cours de l'année écoulée, et j'ai découvert ce qui suit :</text:p>
          </table:table-cell>
          <table:table-cell office:value-type="string" calcext:value-type="string">
            <text:p>oui</text:p>
          </table:table-cell>
          <table:table-cell table:number-columns-repeated="2"/>
        </table:table-row>
        <table:table-row table:style-name="ro1">
          <table:table-cell office:value-type="float" office:value="15" calcext:value-type="float">
            <text:p>15</text:p>
          </table:table-cell>
          <table:table-cell office:value-type="string" calcext:value-type="string">
            <text:p>Little by little the flat worms conquered new territories</text:p>
          </table:table-cell>
          <table:table-cell office:value-type="string" calcext:value-type="string">
            <text:p>Peu à peu, les vers plats ont conquis de nouveaux territoires en utilisant la puissance de leurs puissances naturelles pour mener une nouvelle attaque. Pour aggraver les choses, les araignées ont été attaquées par deux des insectes les plus anciens et les plus puissants, les araignées, qui utilisaient leurs capacités spéciales et pouvaient détruire les arbres. Un troisième groupe, le Manticore, a tenté d'envahir le royaume et d'attaquer les araignées en les attaquant avec leurs pièges magiques, qu'ils ont réussi à arrêter en brisant la tête des araignées. Les araignées</text:p>
          </table:table-cell>
          <table:table-cell office:value-type="string" calcext:value-type="string">
            <text:p>oui</text:p>
          </table:table-cell>
          <table:table-cell table:number-columns-repeated="2"/>
        </table:table-row>
        <table:table-row table:style-name="ro1">
          <table:table-cell office:value-type="float" office:value="16" calcext:value-type="float">
            <text:p>16</text:p>
          </table:table-cell>
          <table:table-cell office:value-type="string" calcext:value-type="string">
            <text:p>Instead of decreasing at source their emissions of</text:p>
          </table:table-cell>
          <table:table-cell office:value-type="string" calcext:value-type="string">
            <text:p>Au lieu de réduire à la source leurs émissions de méthane de 20 p. 100, nous devrions réduire les émissions de gaz à effet de serre du carburant de deux façons : augmenter la proportion des émissions de gaz à effet de serre et réduire la teneur en méthane de l'essence. Bien que l'objectif du gouvernement de réduire les émissions de gaz à effet de serre de 5 p. 100 par année en 2025 n'ait pas été atteint, la variation moyenne par gallon de la consommation moyenne mondiale de gaz naturel a été inférieure à 20 p.</text:p>
          </table:table-cell>
          <table:table-cell office:value-type="string" calcext:value-type="string">
            <text:p>oui</text:p>
          </table:table-cell>
          <table:table-cell table:number-columns-repeated="2"/>
        </table:table-row>
        <table:table-row table:style-name="ro1">
          <table:table-cell office:value-type="float" office:value="17" calcext:value-type="float">
            <text:p>17</text:p>
          </table:table-cell>
          <table:table-cell office:value-type="string" calcext:value-type="string">
            <text:p>Light pollution definition It is referred to as light pollution or light pollution.</text:p>
          </table:table-cell>
          <table:table-cell office:value-type="string" calcext:value-type="string">
            <text:p>Définition de la pollution légère On parle de pollution légère ou de pollution légère. La définition de Celestane est assez large, donc je vais la décomposer pour vous: la pollution légère est la pollution légère quand il n'y a pas de pollution au-dessus de sa limite d'émission. La pollution légère est la pollution légère lorsqu'il n'y a pas de pollution au-delà de sa limite d'émission. La pollution légère est la pollution légère lorsqu'il n'y a pas de pollution au-delà de sa limite d'émission. La pollution légère est la pollution légère lorsqu'il n'y a pas de pollution au-delà de sa limite d'émission</text:p>
          </table:table-cell>
          <table:table-cell office:value-type="string" calcext:value-type="string">
            <text:p>non</text:p>
          </table:table-cell>
          <table:table-cell office:value-type="string" calcext:value-type="string">
            <text:p>répétition des mots</text:p>
          </table:table-cell>
          <table:table-cell/>
        </table:table-row>
        <table:table-row table:style-name="ro1">
          <table:table-cell office:value-type="float" office:value="18" calcext:value-type="float">
            <text:p>18</text:p>
          </table:table-cell>
          <table:table-cell office:value-type="string" calcext:value-type="string">
            <text:p>This Sunday the government has just granted an exemption to hunters</text:p>
          </table:table-cell>
          <table:table-cell office:value-type="string" calcext:value-type="string">
            <text:p>Ce dimanche, le gouvernement vient d'accorder une exemption aux chasseurs qui vont s'en prendre au gros gibier et à d'autres espèces sauvages. La loi permet aux chasseurs qui chassent le gros gibier et d'autres espèces sauvages d'obtenir des permis afin de conserver leurs terres et leurs animaux. Le mois dernier, le Congrès a adopté le National Game Laws (GLC) de 2003. Ils ont établi la nouvelle loi en réponse au déclin des troupeaux de bisons dans le pays indien. La nouvelle loi a l'avantage supplémentaire de permettre aux chasseurs privés de récolter des cerfs sauvages</text:p>
          </table:table-cell>
          <table:table-cell office:value-type="string" calcext:value-type="string">
            <text:p>non</text:p>
          </table:table-cell>
          <table:table-cell office:value-type="string" calcext:value-type="string">
            <text:p>référence aux États-Unis</text:p>
          </table:table-cell>
          <table:table-cell/>
        </table:table-row>
        <table:table-row table:style-name="ro1">
          <table:table-cell office:value-type="float" office:value="19" calcext:value-type="float">
            <text:p>19</text:p>
          </table:table-cell>
          <table:table-cell office:value-type="string" calcext:value-type="string">
            <text:p>According to the first comprehensive global assessment of degradation and</text:p>
          </table:table-cell>
          <table:table-cell office:value-type="string" calcext:value-type="string">
            <text:p>Selon la première évaluation globale globale de la dégradation et des impacts environnementaux du transhumanisme, l'Institute for the Study of Global Ecology a conclu que l'approche « révisionniste » de l'étude de la durabilité mondiale devrait adopter une approche radicalement différente, considérant « les implications pour le débat global sur la dégradation de l'environnement pour le bien-être humain dans le monde en développement. «1 Un récent document du Centre international pour le transhumanisme, qui a examiné l'impact d'un certain nombre de problèmes de dégradation de l'environnement (y compris le changement climatique et la pauvreté)</text:p>
          </table:table-cell>
          <table:table-cell office:value-type="string" calcext:value-type="string">
            <text:p>oui</text:p>
          </table:table-cell>
          <table:table-cell office:value-type="string" calcext:value-type="string">
            <text:p>Mais Il y a un mot qui est répété / il y a une référence aux États-Unis</text:p>
          </table:table-cell>
          <table:table-cell/>
        </table:table-row>
        <table:table-row table:style-name="ro1">
          <table:table-cell office:value-type="float" office:value="20" calcext:value-type="float">
            <text:p>20</text:p>
          </table:table-cell>
          <table:table-cell office:value-type="string" calcext:value-type="string">
            <text:p>Astronomers Continue to Discover Starless Vagabond Planets</text:p>
          </table:table-cell>
          <table:table-cell table:style-name="ce1" office:value-type="string" calcext:value-type="string">
            <text:p>Les astronomes continuent de découvrir les planètes vagabondes sans étoiles du Big Bang, Partie 2: Le système solaire est un système solaire Il est possible que si les astronomes étaient autorisés à observer les premières planètes de la galaxie (un processus connu sous le nom de formation d'exoplanètes) du Big Bang, nous en sachions un peu plus sur ce que pourrait être la vie, ou du moins un aperçu de la planète ultrapériphérique d'une planète. Cela aurait permis aux astronomes de mieux comprendre comment faire face aux nouveaux</text:p>
          </table:table-cell>
          <table:table-cell office:value-type="string" calcext:value-type="string">
            <text:p>non</text:p>
          </table:table-cell>
          <table:table-cell office:value-type="string" calcext:value-type="string">
            <text:p>Le texte est répété</text:p>
          </table:table-cell>
          <table:table-cell/>
        </table:table-row>
        <table:table-row table:style-name="ro1" table:number-rows-repeated="7">
          <table:table-cell table:number-columns-repeated="6"/>
        </table:table-row>
        <table:table-row table:style-name="ro1">
          <table:table-cell table:number-columns-repeated="3"/>
          <table:table-cell office:value-type="string" calcext:value-type="string">
            <text:p>apres</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3">00/00/0000</text:date>, <text:time style:data-style-name="N2" text:time-value="21:56:20.2443406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3T22:30:39.934396324</dc:date>
    <meta:editing-duration>PT2H49M57S</meta:editing-duration>
    <meta:editing-cycles>18</meta:editing-cycles>
    <meta:generator>LibreOffice/6.4.6.2$Linux_X86_64 LibreOffice_project/40$Build-2</meta:generator>
    <meta:document-statistic meta:table-count="1" meta:cell-count="99" meta:object-count="0"/>
  </office:meta>
</office:document-meta>
</file>